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 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Sujata Tamang<text:tab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Motivation</text:p>
              </text:list-item>
              <text:list-item>
                <text:p>Methodology &amp; Implementation</text:p>
                <text:list>
                  <text:list-item>
                    <text:p>System Architecture</text:p>
                  </text:list-item>
                  <text:list-item>
                    <text:p>Endorsement Model</text:p>
                  </text:list-item>
                </text:list>
              </text:list-item>
              <text:list-item>
                <text:p>Results</text:p>
              </text:list-item>
              <text:list-item>
                <text:p>Challenges</text:p>
              </text:list-item>
              <text:list-item>
                <text:p>Discussion</text:p>
              </text:list-item>
              <text:list-item>
                <text:p>Future works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Introduction(1/3): Blockcha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ted, Decentralized, immuta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Introduction(2/3):Smart contract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rogrammable blockchain</text:p>
              </text:list-item>
              <text:list-item>
                <text:p>Turing complete language</text:p>
              </text:list-item>
              <text:list-item>
                <text:p>Can program anyth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Problems &amp; Limitation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Centralization</text:p>
              </text:list-item>
              <text:list-item>
                <text:p>Cryptokitties – scalability?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Endorsement Model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Incoming and Outgoing Connections</text:p>
              </text:list-item>
              <text:list-item>
                <text:p>Ratio</text:p>
              </text:list-item>
              <text:list-item>
                <text:p>Total Endorsement Impact comput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Architecture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High Level overview</text:p>
              </text:list-item>
              <text:list-item>
                <text:p>Smart contract setup</text:p>
              </text:list-item>
              <text:list-item>
                <text:p>Blockchain infrastru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Blockchain infrastructure</text:p>
              </text:list-item>
              <text:list-item>
                <text:p>Consensus – proof of work</text:p>
              </text:list-item>
              <text:list-item>
                <text:p>Storage </text:p>
              </text:list-item>
              <text:list-item>
                <text:p>Reactjs for frontend</text:p>
              </text:list-item>
              <text:list-item>
                <text:p>Web3 AP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Result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Interaction graph</text:p>
              </text:list-item>
              <text:list-item>
                <text:p>Threat Mode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Discussion</text:p>
              </text:list-item>
              <text:list-item>
                <text:p>Future wor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presentation:date-time/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presentation:footer/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presentation:header/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presentation:footer/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T18M24S</meta:editing-duration>
    <meta:editing-cycles>3</meta:editing-cycles>
    <meta:generator>LibreOffice/6.0.1.1$Linux_X86_64 LibreOffice_project/00m0$Build-1</meta:generator>
    <dc:title>Blue Curve</dc:title>
    <dc:date>2018-07-24T08:25:56.007421256</dc:date>
    <meta:document-statistic meta:object-count="98"/>
  </office:meta>
</office:document-meta>
</file>